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Gradient_20_7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42cm" fo:min-width="4.114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Purisa" style:font-style-name="Italic" style:font-pitch="variable" fo:font-size="48pt"/>
    </style:style>
    <style:style style:name="P3" style:family="paragraph">
      <style:paragraph-properties fo:text-align="center"/>
      <style:text-properties fo:font-family="Purisa" style:font-style-name="Italic" style:font-pitch="variable" fo:font-size="48pt" fo:font-style="italic" style:font-size-asian="18pt" style:font-size-complex="18pt"/>
    </style:style>
    <style:style style:name="T1" style:family="text">
      <style:text-properties fo:font-family="Purisa" style:font-style-name="Italic" style:font-pitch="variable" fo:font-style="italic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2.892cm" svg:height="2.234cm" svg:x="1.78cm" svg:y="3.218cm">
            <text:p/>
  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1092.528631158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12.566cm" svg:height="2.982cm" svg:x="2.159cm" svg:y="2.702cm">
            <draw:text-box>
              <text:p text:style-name="P2"><text:span text:style-name="T1">SphinxReport</text:span></text:p>
            </draw:text-box>
          </draw:frame>
        </draw:g>
        <draw:custom-shape draw:style-name="gr3" draw:text-style-name="P1" draw:layer="layout" svg:width="1.548cm" svg:height="0.855cm" svg:x="6.85cm" svg:y="9.816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1.189cm" svg:height="0.206cm" svg:x="7.03cm" svg:y="10.141cm">
            <text:p/>
  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1092.528631158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66cc" draw:end-color="#ffffff" draw:start-intensity="100%" draw:end-intensity="100%" draw:angle="0" draw:border="0%"/>
    <draw:gradient draw:name="Gradient_20_8" draw:display-name="Gradient 8" draw:style="square" draw:cx="50%" draw:cy="50%" draw:start-color="#0066cc" draw:end-color="#ffffff" draw:start-intensity="100%" draw:end-intensity="100%" draw:angle="2700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26T20:40:11</meta:creation-date>
    <dc:date>2009-05-26T22:13:57</dc:date>
    <meta:editing-duration>PT01H28M22S</meta:editing-duration>
    <meta:editing-cycles>2</meta:editing-cycles>
    <meta:generator>OpenOffice.org/3.0$Unix OpenOffice.org_project/300m15$Build-9379</meta:generator>
    <meta:document-statistic meta:object-count="6"/>
    <meta:user-defined meta:name="Info 1"/>
    <meta:user-defined meta:name="Info 2"/>
    <meta:user-defined meta:name="Info 3"/>
    <meta:user-defined meta:name="Info 4"/>
  </office:meta>
</office:document-meta>
</file>